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Light_20_green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gradient" draw:fill-gradient-name="Light_20_orang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gradient" draw:fill-gradient-name="Light_20_gray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gradient" draw:fill-gradient-name="Light_20_sun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3" draw:layer="layout" svg:width="5.08cm" svg:height="2.54cm" svg:x="12.421cm" svg:y="0.356cm">
          <text:p text:style-name="P1">XML Installation</text:p>
          <text:p text:style-name="P1">documen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2" draw:layer="layout" svg:width="4.445cm" svg:height="2.54cm" svg:x="12.739cm" svg:y="7.341cm">
          <text:p text:style-name="P1">Compi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.445cm" svg:height="2.54cm" svg:x="0.356cm" svg:y="3.531cm">
          <text:p text:style-name="P1">Shel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.445cm" svg:height="2.54cm" svg:x="0.356cm" svg:y="7.341cm">
          <text:p text:style-name="P1">Ant / Mave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.445cm" svg:height="2.54cm" svg:x="0.356cm" svg:y="11.151cm">
          <text:p text:style-name="P1">IDE</text:p>
          <text:p text:style-name="P1">Integr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id="id4" draw:layer="layout" svg:width="5.08cm" svg:height="2.54cm" svg:x="12.421cm" svg:y="14.326cm">
          <text:p text:style-name="P1">Installer JA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" draw:text-style-name="P2" draw:id="id1" draw:layer="layout" svg:x1="5.506cm" svg:y1="3.531cm" svg:x2="5.506cm" svg:y2="13.691cm">
          <text:p/>
        </draw:line>
        <draw:connector draw:style-name="gr6" draw:text-style-name="P2" draw:layer="layout" draw:type="line" svg:x1="5.506cm" svg:y1="8.611cm" svg:x2="12.739cm" svg:y2="8.61cm" draw:start-shape="id1" draw:start-glue-point="1" draw:end-shape="id2" draw:end-glue-point="5">
          <text:p/>
        </draw:connector>
        <draw:connector draw:style-name="gr6" draw:text-style-name="P2" draw:layer="layout" draw:type="line" svg:x1="14.96cm" svg:y1="2.744cm" svg:x2="14.961cm" svg:y2="7.341cm" draw:start-shape="id3" draw:start-glue-point="6" draw:end-shape="id2" draw:end-glue-point="4">
          <text:p/>
        </draw:connector>
        <draw:connector draw:style-name="gr6" draw:text-style-name="P2" draw:layer="layout" draw:type="line" svg:x1="14.961cm" svg:y1="9.881cm" svg:x2="14.96cm" svg:y2="14.326cm" draw:start-shape="id2" draw:start-glue-point="6" draw:end-shape="id4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ght_20_gray" draw:display-name="Light gray" draw:style="linear" draw:start-color="#ffffff" draw:end-color="#e6e6e6" draw:start-intensity="100%" draw:end-intensity="100%" draw:angle="0" draw:border="0%"/>
    <draw:gradient draw:name="Light_20_green" draw:display-name="Light green" draw:style="linear" draw:start-color="#ffffff" draw:end-color="#94bd5e" draw:start-intensity="100%" draw:end-intensity="100%" draw:angle="0" draw:border="0%"/>
    <draw:gradient draw:name="Light_20_orange" draw:display-name="Light orange" draw:style="linear" draw:start-color="#ffffff" draw:end-color="#ffcc99" draw:start-intensity="100%" draw:end-intensity="100%" draw:angle="0" draw:border="0%"/>
    <draw:gradient draw:name="Light_20_sun" draw:display-name="Light sun" draw:style="linear" draw:start-color="#ffffff" draw:end-color="#cccc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7.27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Julien Ponge</meta:initial-creator>
    <meta:creation-date>2006-08-05T11:37:05</meta:creation-date>
    <dc:creator>Julien Ponge</dc:creator>
    <dc:date>2006-08-05T11:48:38</dc:date>
    <dc:language>en-US</dc:language>
    <meta:editing-cycles>3</meta:editing-cycles>
    <meta:editing-duration>PT11M39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